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iostream&gt;</text:p>
      <text:p text:style-name="Standard">using namespace std;</text:p>
      <text:p text:style-name="Standard">int main()</text:p>
      <text:p text:style-name="Standard">{</text:p>
      <text:p text:style-name="Standard"><text:s text:c="4"/>int num,i,x,y;</text:p>
      <text:p text:style-name="Standard"><text:s text:c="4"/>cin&gt;&gt;num; <text:s text:c="4"/>//number of test cases</text:p>
      <text:p text:style-name="Standard"><text:s text:c="4"/>for (i=0;i&lt;num;i++){</text:p>
      <text:p text:style-name="Standard"><text:s text:c="4"/>cin&gt;&gt;x; <text:s text:c="6"/>// for each each test cases x is the number of problems</text:p>
      <text:p text:style-name="Standard"><text:s text:c="4"/>cout&lt;&lt;x/2&lt;&lt;" "&lt;&lt;x%2+x/2&lt;&lt;endl; <text:s text:c="2"/>//this line devides the number of problem in half shows both halfs</text:p>
      <text:p text:style-name="Standard"><text:s text:c="4"/>}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00:57:40.107247764</meta:creation-date>
    <dc:date>2019-04-29T00:58:07.292332594</dc:date>
    <meta:editing-duration>PT28S</meta:editing-duration>
    <meta:editing-cycles>1</meta:editing-cycles>
    <meta:document-statistic meta:table-count="0" meta:image-count="0" meta:object-count="0" meta:page-count="1" meta:paragraph-count="12" meta:word-count="48" meta:character-count="327" meta:non-whitespace-character-count="251"/>
    <meta:generator>LibreOffice/6.0.7.3$Linux_X86_64 LibreOffice_project/00m0$Build-3</meta:generator>
  </office:meta>
</office:document-meta>
</file>